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570000028C6E3A44560908B9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adornments="Gras" style:font-pitch="variable"/>
    <style:font-face style:name="Liberation Sans3" svg:font-family="'Liberation Sans'" style:font-adornments="Normal" style:font-pitch="variable"/>
    <style:font-face style:name="Liberation Serif1" svg:font-family="'Liberation Serif'" style:font-adornments="Italique gras"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hadow="none" style:writing-mode="page"/>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hadow="none" style:writing-mode="page"/>
    </style:style>
    <style:style style:name="Table2.A" style:family="table-column">
      <style:table-column-properties style:column-width="1.6729in" style:rel-column-width="16383*"/>
    </style:style>
    <style:style style:name="Table2.B" style:family="table-column">
      <style:table-column-properties style:column-width="1.6736in" style:rel-column-width="16384*"/>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P2"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P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P4"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P5"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P6"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P7"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P8"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P9" style:family="paragraph" style:parent-style-name="Header">
      <style:text-properties fo:font-size="10pt" fo:font-style="italic" officeooo:rsid="00d95992" officeooo:paragraph-rsid="00d95992" style:font-size-asian="10pt" style:font-style-asian="italic" style:font-size-complex="10pt" style:font-style-complex="italic"/>
    </style:style>
    <style:style style:name="P10"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11"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P12" style:family="paragraph" style:parent-style-name="Header">
      <style:paragraph-properties fo:text-align="end" style:justify-single-word="false"/>
      <style:text-properties officeooo:paragraph-rsid="00d1daa0"/>
    </style:style>
    <style:style style:name="P13" style:family="paragraph" style:parent-style-name="Header">
      <style:paragraph-properties fo:break-before="page"/>
      <style:text-properties fo:font-size="10pt" fo:font-style="italic" officeooo:rsid="00040e31" officeooo:paragraph-rsid="00d95992" style:font-size-asian="10pt" style:font-style-asian="italic" style:font-size-complex="10pt" style:font-style-complex="italic"/>
    </style:style>
    <style:style style:name="P14" style:family="paragraph" style:parent-style-name="Header">
      <style:paragraph-properties fo:break-before="page"/>
      <style:text-properties fo:font-size="10pt" fo:font-style="italic" officeooo:rsid="00040e31" officeooo:paragraph-rsid="00d9347a" style:font-size-asian="10pt" style:font-style-asian="italic" style:font-size-complex="10pt" style:font-style-complex="italic"/>
    </style:style>
    <style:style style:name="P15" style:family="paragraph" style:parent-style-name="Footer">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size="22pt" style:font-size-asian="22pt" style:font-size-complex="22pt"/>
    </style:style>
    <style:style style:name="P17" style:family="paragraph" style:parent-style-name="Text_20_body">
      <style:text-properties officeooo:rsid="00e6866e" officeooo:paragraph-rsid="00e6866e"/>
    </style:style>
    <style:style style:name="P18" style:family="paragraph" style:parent-style-name="Text_20_body">
      <style:text-properties officeooo:rsid="00e8f714" officeooo:paragraph-rsid="00e8f714"/>
    </style:style>
    <style:style style:name="P19" style:family="paragraph" style:parent-style-name="Text_20_body">
      <style:text-properties officeooo:rsid="00fdbaf7" officeooo:paragraph-rsid="00fdbaf7"/>
    </style:style>
    <style:style style:name="P20" style:family="paragraph" style:parent-style-name="Text_20_body">
      <style:text-properties officeooo:rsid="00fe7627" officeooo:paragraph-rsid="00fe7627"/>
    </style:style>
    <style:style style:name="P21" style:family="paragraph" style:parent-style-name="Text_20_body">
      <style:text-properties officeooo:rsid="0104a9b3" officeooo:paragraph-rsid="0104a9b3"/>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align="center" style:justify-single-word="false" fo:text-indent="0in" style:auto-text-indent="false"/>
      <style:text-properties fo:font-size="22pt" fo:font-weight="bold" officeooo:rsid="003317ab" officeooo:paragraph-rsid="003317ab" style:font-size-asian="22pt" style:font-weight-asian="bold" style:font-size-complex="22pt" style:font-weight-complex="bold"/>
    </style:style>
    <style:style style:name="P24" style:family="paragraph" style:parent-style-name="Text_20_body">
      <style:paragraph-properties fo:margin-left="0in" fo:margin-right="0in" fo:text-indent="0in" style:auto-text-indent="false"/>
      <style:text-properties officeooo:rsid="00e92530" officeooo:paragraph-rsid="00e92530"/>
    </style:style>
    <style:style style:name="P25" style:family="paragraph" style:parent-style-name="Text_20_body">
      <style:paragraph-properties fo:margin-left="0in" fo:margin-right="0in" fo:text-indent="0in" style:auto-text-indent="false"/>
      <style:text-properties officeooo:rsid="00e8f714" officeooo:paragraph-rsid="00f33b93"/>
    </style:style>
    <style:style style:name="P26" style:family="paragraph" style:parent-style-name="Text_20_body">
      <style:paragraph-properties fo:margin-left="0in" fo:margin-right="0in" fo:text-indent="0in" style:auto-text-indent="false"/>
      <style:text-properties officeooo:rsid="00eab2a5" officeooo:paragraph-rsid="00f33b93"/>
    </style:style>
    <style:style style:name="P27" style:family="paragraph" style:parent-style-name="Text_20_body">
      <style:paragraph-properties fo:margin-left="0in" fo:margin-right="0in" fo:text-indent="0in" style:auto-text-indent="false"/>
      <style:text-properties officeooo:rsid="01052ff7" officeooo:paragraph-rsid="01052ff7"/>
    </style:style>
    <style:style style:name="P28" style:family="paragraph" style:parent-style-name="Text_20_body">
      <style:paragraph-properties fo:margin-left="0in" fo:margin-right="0in" fo:text-align="center" style:justify-single-word="false" fo:text-indent="0in" style:auto-text-indent="false" fo:break-before="page"/>
      <style:text-properties fo:font-size="22pt" fo:font-weight="bold" officeooo:rsid="003317ab" officeooo:paragraph-rsid="003317ab" style:font-size-asian="22pt" style:font-weight-asian="bold" style:font-size-complex="22pt" style:font-weight-complex="bold"/>
    </style:style>
    <style:style style:name="P29" style:family="paragraph" style:parent-style-name="Text_20_body" style:master-page-name="">
      <style:paragraph-properties style:page-number="auto" fo:break-before="page"/>
      <style:text-properties fo:font-size="22pt" style:font-size-asian="22pt" style:font-size-complex="22pt"/>
    </style:style>
    <style:style style:name="P30" style:family="paragraph" style:parent-style-name="Quotations">
      <style:text-properties officeooo:paragraph-rsid="00f5f05d"/>
    </style:style>
    <style:style style:name="P31" style:family="paragraph" style:parent-style-name="Text_20_body" style:list-style-name="L1">
      <style:text-properties officeooo:rsid="00e6866e" officeooo:paragraph-rsid="00e6866e"/>
    </style:style>
    <style:style style:name="P32" style:family="paragraph" style:parent-style-name="Text_20_body" style:list-style-name="L1">
      <style:text-properties officeooo:rsid="00e771bd" officeooo:paragraph-rsid="00e771bd"/>
    </style:style>
    <style:style style:name="P33" style:family="paragraph" style:parent-style-name="Text_20_body" style:list-style-name="L2">
      <style:text-properties fo:font-weight="normal" officeooo:rsid="00e59a04" officeooo:paragraph-rsid="00e59a04" style:font-weight-asian="normal" style:font-weight-complex="normal"/>
    </style:style>
    <style:style style:name="P34" style:family="paragraph" style:parent-style-name="Text_20_body">
      <style:text-properties fo:font-weight="normal" officeooo:rsid="011320a1" officeooo:paragraph-rsid="011320a1" style:font-weight-asian="normal" style:font-weight-complex="normal"/>
    </style:style>
    <style:style style:name="P35" style:family="paragraph" style:parent-style-name="Text_20_body">
      <style:text-properties fo:font-weight="normal" officeooo:rsid="01136489" officeooo:paragraph-rsid="01136489" style:font-weight-asian="normal" style:font-weight-complex="normal"/>
    </style:style>
    <style:style style:name="P36" style:family="paragraph" style:parent-style-name="Text_20_body">
      <style:text-properties fo:font-weight="normal" officeooo:rsid="01159b68" officeooo:paragraph-rsid="01159b68" style:font-weight-asian="normal" style:font-weight-complex="normal"/>
    </style:style>
    <style:style style:name="P37" style:family="paragraph" style:parent-style-name="Text_20_body">
      <style:text-properties fo:font-weight="normal" officeooo:rsid="01172238" officeooo:paragraph-rsid="01172238" style:font-weight-asian="normal" style:font-weight-complex="normal"/>
    </style:style>
    <style:style style:name="P38" style:family="paragraph" style:parent-style-name="Text_20_body">
      <style:text-properties fo:font-weight="normal" officeooo:paragraph-rsid="01181d44" style:font-weight-asian="normal" style:font-weight-complex="normal"/>
    </style:style>
    <style:style style:name="P39" style:family="paragraph" style:parent-style-name="Text_20_body">
      <style:text-properties fo:font-weight="normal" officeooo:rsid="0118c018" officeooo:paragraph-rsid="0118c018" style:font-weight-asian="normal" style:font-weight-complex="normal"/>
    </style:style>
    <style:style style:name="P40" style:family="paragraph" style:parent-style-name="Text_20_body" style:list-style-name="L2">
      <style:text-properties fo:font-style="normal" fo:font-weight="normal" officeooo:rsid="00e59a04" officeooo:paragraph-rsid="00e59a04" style:font-style-asian="normal" style:font-weight-asian="normal" style:font-style-complex="normal" style:font-weight-complex="normal"/>
    </style:style>
    <style:style style:name="P41" style:family="paragraph" style:parent-style-name="Text_20_body" style:list-style-name="L2">
      <style:text-properties fo:font-style="normal" fo:font-weight="normal" officeooo:rsid="00e6866e" officeooo:paragraph-rsid="00e6866e" style:font-style-asian="normal" style:font-weight-asian="normal" style:font-style-complex="normal" style:font-weight-complex="normal"/>
    </style:style>
    <style:style style:name="P42" style:family="paragraph" style:parent-style-name="Text_20_body" style:list-style-name="L3">
      <style:text-properties officeooo:rsid="00e92530" officeooo:paragraph-rsid="00e92530"/>
    </style:style>
    <style:style style:name="P43" style:family="paragraph" style:parent-style-name="Text_20_body" style:list-style-name="L4">
      <style:text-properties officeooo:rsid="00e94934" officeooo:paragraph-rsid="00e94934"/>
    </style:style>
    <style:style style:name="P44" style:family="paragraph" style:parent-style-name="Text_20_body" style:list-style-name="L5">
      <style:text-properties officeooo:rsid="01052ff7" officeooo:paragraph-rsid="01052ff7"/>
    </style:style>
    <style:style style:name="P45" style:family="paragraph" style:parent-style-name="Text_20_body">
      <style:text-properties officeooo:rsid="011320a1" officeooo:paragraph-rsid="011320a1"/>
    </style:style>
    <style:style style:name="P46" style:family="paragraph" style:parent-style-name="Text_20_body">
      <style:text-properties officeooo:rsid="011a9ecb" officeooo:paragraph-rsid="0120b66c"/>
    </style:style>
    <style:style style:name="P47" style:family="paragraph" style:parent-style-name="Text_20_body">
      <style:text-properties officeooo:rsid="0120b66c" officeooo:paragraph-rsid="0120b66c"/>
    </style:style>
    <style:style style:name="P48" style:family="paragraph" style:parent-style-name="Text_20_body">
      <style:text-properties officeooo:rsid="00e29dc2" officeooo:paragraph-rsid="00e29dc2"/>
    </style:style>
    <style:style style:name="P49" style:family="paragraph" style:parent-style-name="Text_20_body" style:list-style-name="L2">
      <style:paragraph-properties fo:margin-left="0in" fo:margin-right="0in" fo:text-indent="0in" style:auto-text-indent="false"/>
      <style:text-properties fo:font-weight="normal" officeooo:rsid="00e59a04" officeooo:paragraph-rsid="00e59a04" style:font-weight-asian="normal" style:font-weight-complex="normal"/>
    </style:style>
    <style:style style:name="P50" style:family="paragraph" style:parent-style-name="Text_20_body">
      <style:paragraph-properties fo:margin-left="0in" fo:margin-right="0in" fo:text-indent="0in" style:auto-text-indent="false"/>
      <style:text-properties fo:font-weight="normal" officeooo:paragraph-rsid="01181d44" style:font-weight-asian="normal" style:font-weight-complex="normal"/>
    </style:style>
    <style:style style:name="P51" style:family="paragraph" style:parent-style-name="Text_20_body">
      <style:paragraph-properties fo:margin-left="0in" fo:margin-right="0in" fo:text-indent="0in" style:auto-text-indent="false"/>
      <style:text-properties fo:font-weight="normal" officeooo:rsid="0118c018" officeooo:paragraph-rsid="0118c018" style:font-weight-asian="normal" style:font-weight-complex="normal"/>
    </style:style>
    <style:style style:name="P52" style:family="paragraph" style:parent-style-name="Text_20_body">
      <style:paragraph-properties fo:margin-left="0in" fo:margin-right="0in" fo:text-indent="0in" style:auto-text-indent="false"/>
      <style:text-properties officeooo:rsid="01261f5b" officeooo:paragraph-rsid="01261f5b"/>
    </style:style>
    <style:style style:name="P53" style:family="paragraph" style:parent-style-name="Table_20_Contents">
      <style:paragraph-properties fo:text-align="justify" style:justify-single-word="false"/>
      <style:text-properties style:font-name="Calibri" fo:font-size="12pt" officeooo:rsid="011a9ecb" officeooo:paragraph-rsid="011a9ecb" style:font-size-asian="8.69999980926514pt" style:font-size-complex="10pt"/>
    </style:style>
    <style:style style:name="P54" style:family="paragraph" style:parent-style-name="Table_20_Contents">
      <style:paragraph-properties fo:text-align="justify" style:justify-single-word="false"/>
      <style:text-properties style:font-name="Calibri" fo:font-size="12pt" officeooo:rsid="011a9ecb" officeooo:paragraph-rsid="011d3830" style:font-size-asian="8.69999980926514pt" style:font-size-complex="10pt"/>
    </style:style>
    <style:style style:name="P55" style:family="paragraph" style:parent-style-name="Table_20_Contents">
      <style:paragraph-properties fo:text-align="justify" style:justify-single-word="false"/>
      <style:text-properties style:font-name="Calibri" fo:font-size="12pt" officeooo:rsid="011a9ecb" officeooo:paragraph-rsid="0120b66c" style:font-size-asian="8.69999980926514pt" style:font-size-complex="10pt"/>
    </style:style>
    <style:style style:name="P56" style:family="paragraph" style:parent-style-name="Table_20_Contents">
      <style:paragraph-properties fo:text-align="start" style:justify-single-word="false"/>
      <style:text-properties style:font-name="Calibri" fo:font-size="12pt" officeooo:rsid="011a9ecb" officeooo:paragraph-rsid="011a9ecb" style:font-size-asian="8.69999980926514pt" style:font-size-complex="10pt"/>
    </style:style>
    <style:style style:name="P57" style:family="paragraph" style:parent-style-name="Table_20_Contents">
      <style:paragraph-properties fo:text-align="start" style:justify-single-word="false"/>
      <style:text-properties style:font-name="Calibri" fo:font-size="12pt" officeooo:rsid="011f34f1" officeooo:paragraph-rsid="011f34f1" style:font-size-asian="8.69999980926514pt" style:font-size-complex="10pt"/>
    </style:style>
    <style:style style:name="P58" style:family="paragraph" style:parent-style-name="Table_20_Contents">
      <style:paragraph-properties fo:text-align="start" style:justify-single-word="false"/>
      <style:text-properties style:font-name="Calibri" fo:font-size="12pt" officeooo:rsid="01236030" officeooo:paragraph-rsid="01236030" style:font-size-asian="8.69999980926514pt" style:font-size-complex="10pt"/>
    </style:style>
    <style:style style:name="P59" style:family="paragraph" style:parent-style-name="Heading_20_1">
      <style:text-properties officeooo:rsid="00dcbac2" officeooo:paragraph-rsid="00dcbac2"/>
    </style:style>
    <style:style style:name="P60" style:family="paragraph" style:parent-style-name="Heading_20_1">
      <style:text-properties officeooo:paragraph-rsid="00dcbac2"/>
    </style:style>
    <style:style style:name="P61" style:family="paragraph" style:parent-style-name="Title" style:master-page-name="First_20_Page">
      <style:paragraph-properties style:page-number="1"/>
    </style:style>
    <style:style style:name="P62" style:family="paragraph" style:parent-style-name="Heading_20_2">
      <style:text-properties officeooo:rsid="00deb30b" officeooo:paragraph-rsid="00deb30b"/>
    </style:style>
    <style:style style:name="P63" style:family="paragraph" style:parent-style-name="Heading_20_2">
      <style:text-properties officeooo:rsid="00e8f714" officeooo:paragraph-rsid="00e8f714"/>
    </style:style>
    <style:style style:name="P64" style:family="paragraph" style:parent-style-name="Heading_20_2">
      <style:text-properties officeooo:rsid="01052ff7" officeooo:paragraph-rsid="01052ff7"/>
    </style:style>
    <style:style style:name="P65" style:family="paragraph" style:parent-style-name="Heading_20_2">
      <style:text-properties officeooo:rsid="010aee72" officeooo:paragraph-rsid="010aee72"/>
    </style:style>
    <style:style style:name="P66" style:family="paragraph" style:parent-style-name="Heading_20_2">
      <style:text-properties fo:font-style="normal" officeooo:rsid="010e3c5b" officeooo:paragraph-rsid="010e3c5b" style:font-style-asian="normal" style:font-style-complex="normal"/>
    </style:style>
    <style:style style:name="P67" style:family="paragraph" style:parent-style-name="Heading_20_2">
      <style:text-properties officeooo:rsid="010e3c5b" officeooo:paragraph-rsid="010e3c5b"/>
    </style:style>
    <style:style style:name="P68" style:family="paragraph" style:parent-style-name="Figure">
      <style:text-properties officeooo:rsid="011f34f1" officeooo:paragraph-rsid="011f34f1"/>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23544e"/>
    </style:style>
    <style:style style:name="T2" style:family="text">
      <style:text-properties officeooo:rsid="00d9347a"/>
    </style:style>
    <style:style style:name="T3" style:family="text">
      <style:text-properties officeooo:rsid="00d95992"/>
    </style:style>
    <style:style style:name="T4" style:family="text">
      <style:text-properties fo:font-weight="bold" style:font-weight-asian="bold" style:font-weight-complex="bold"/>
    </style:style>
    <style:style style:name="T5" style:family="text">
      <style:text-properties fo:font-weight="bold" officeooo:rsid="00210a47" style:font-weight-asian="bold" style:font-weight-complex="bold"/>
    </style:style>
    <style:style style:name="T6" style:family="text">
      <style:text-properties fo:font-size="22pt" style:font-size-asian="22pt" style:font-size-complex="22pt"/>
    </style:style>
    <style:style style:name="T7" style:family="text">
      <style:text-properties fo:font-size="22pt" officeooo:rsid="00db326a" style:font-size-asian="22pt" style:font-size-complex="22pt"/>
    </style:style>
    <style:style style:name="T8" style:family="text">
      <style:text-properties fo:font-style="normal" style:font-style-asian="normal" style:font-style-complex="normal"/>
    </style:style>
    <style:style style:name="T9" style:family="text">
      <style:text-properties fo:font-style="normal" officeooo:rsid="003317ab" style:font-style-asian="normal" style:font-style-complex="normal"/>
    </style:style>
    <style:style style:name="T10" style:family="text">
      <style:text-properties fo:font-style="normal" officeooo:rsid="00e43c26" style:font-style-asian="normal" style:font-style-complex="normal"/>
    </style:style>
    <style:style style:name="T11" style:family="text">
      <style:text-properties fo:font-style="normal" officeooo:rsid="00e6866e" style:font-style-asian="normal" style:font-style-complex="normal"/>
    </style:style>
    <style:style style:name="T12" style:family="text">
      <style:text-properties fo:font-style="normal" officeooo:rsid="00f110ba" style:font-style-asian="normal" style:font-style-complex="normal"/>
    </style:style>
    <style:style style:name="T13" style:family="text">
      <style:text-properties fo:font-style="normal" officeooo:rsid="010e3c5b" style:font-style-asian="normal" style:font-style-complex="normal"/>
    </style:style>
    <style:style style:name="T14" style:family="text">
      <style:text-properties fo:font-style="normal" officeooo:rsid="0110efa3" style:font-style-asian="normal" style:font-style-complex="normal"/>
    </style:style>
    <style:style style:name="T15" style:family="text">
      <style:text-properties fo:font-style="normal" officeooo:rsid="0111fcec" style:font-style-asian="normal" style:font-style-complex="normal"/>
    </style:style>
    <style:style style:name="T16" style:family="text">
      <style:text-properties fo:font-style="normal" officeooo:rsid="01151b4c" style:font-style-asian="normal" style:font-style-complex="normal"/>
    </style:style>
    <style:style style:name="T17" style:family="text">
      <style:text-properties fo:font-style="normal" officeooo:rsid="01159b68" style:font-style-asian="normal" style:font-style-complex="normal"/>
    </style:style>
    <style:style style:name="T18" style:family="text">
      <style:text-properties fo:font-style="normal" officeooo:rsid="0116dd14" style:font-style-asian="normal" style:font-style-complex="normal"/>
    </style:style>
    <style:style style:name="T19" style:family="text">
      <style:text-properties fo:font-style="normal" officeooo:rsid="01172238" style:font-style-asian="normal" style:font-style-complex="normal"/>
    </style:style>
    <style:style style:name="T20" style:family="text">
      <style:text-properties fo:font-style="normal" officeooo:rsid="01181d44" style:font-style-asian="normal" style:font-style-complex="normal"/>
    </style:style>
    <style:style style:name="T21" style:family="text">
      <style:text-properties fo:font-style="normal" officeooo:rsid="011977d7"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317ab" style:font-style-asian="normal" style:font-weight-asian="bold" style:font-style-complex="normal" style:font-weight-complex="bold"/>
    </style:style>
    <style:style style:name="T24" style:family="text">
      <style:text-properties fo:font-style="normal" fo:font-weight="bold" officeooo:rsid="00dcbac2" style:font-style-asian="normal" style:font-weight-asian="bold" style:font-style-complex="normal" style:font-weight-complex="bold"/>
    </style:style>
    <style:style style:name="T25" style:family="text">
      <style:text-properties fo:font-style="normal" fo:font-weight="bold" officeooo:rsid="0107db9d" style:font-style-asian="normal" style:font-weight-asian="bold" style:font-style-complex="normal" style:font-weight-complex="bold"/>
    </style:style>
    <style:style style:name="T26" style:family="text">
      <style:text-properties fo:font-style="normal" fo:font-weight="bold" officeooo:rsid="010aee72" style:font-style-asian="normal" style:font-weight-asian="bold" style:font-style-complex="normal" style:font-weight-complex="bold"/>
    </style:style>
    <style:style style:name="T27" style:family="text">
      <style:text-properties fo:font-style="normal" fo:font-weight="bold" officeooo:rsid="010e3c5b" style:font-style-asian="normal" style:font-weight-asian="bold" style:font-style-complex="normal" style:font-weight-complex="bold"/>
    </style:style>
    <style:style style:name="T28" style:family="text">
      <style:text-properties fo:font-style="normal" fo:font-weight="bold" officeooo:rsid="010ff54a" style:font-style-asian="normal" style:font-weight-asian="bold" style:font-style-complex="normal" style:font-weight-complex="bold"/>
    </style:style>
    <style:style style:name="T29" style:family="text">
      <style:text-properties fo:font-style="normal" fo:font-weight="bold" officeooo:rsid="0116dd14" style:font-style-asian="normal" style:font-weight-asian="bold" style:font-style-complex="normal" style:font-weight-complex="bold"/>
    </style:style>
    <style:style style:name="T30" style:family="text">
      <style:text-properties officeooo:rsid="00e8f714"/>
    </style:style>
    <style:style style:name="T31" style:family="text">
      <style:text-properties officeooo:rsid="00e92530"/>
    </style:style>
    <style:style style:name="T32" style:family="text">
      <style:text-properties officeooo:rsid="00e94934"/>
    </style:style>
    <style:style style:name="T33" style:family="text">
      <style:text-properties officeooo:rsid="00eb0631"/>
    </style:style>
    <style:style style:name="T34" style:family="text">
      <style:text-properties officeooo:rsid="00ec6912"/>
    </style:style>
    <style:style style:name="T35" style:family="text">
      <style:text-properties officeooo:rsid="00ee356b"/>
    </style:style>
    <style:style style:name="T36" style:family="text">
      <style:text-properties style:text-position="sub 58%"/>
    </style:style>
    <style:style style:name="T37" style:family="text">
      <style:text-properties fo:font-size="12pt" fo:font-weight="normal" officeooo:rsid="0009714e" style:font-size-asian="10.5pt" style:font-weight-asian="normal" style:font-size-complex="12pt" style:font-weight-complex="normal"/>
    </style:style>
    <style:style style:name="T38" style:family="text">
      <style:text-properties fo:font-size="12pt" fo:font-weight="normal" officeooo:rsid="00ee494b" style:font-size-asian="10.5pt" style:font-weight-asian="normal" style:font-size-complex="12pt" style:font-weight-complex="normal"/>
    </style:style>
    <style:style style:name="T39" style:family="text">
      <style:text-properties fo:font-size="12pt" fo:font-weight="normal" officeooo:rsid="00ef156f" style:font-size-asian="10.5pt" style:font-weight-asian="normal" style:font-size-complex="12pt" style:font-weight-complex="normal"/>
    </style:style>
    <style:style style:name="T40" style:family="text">
      <style:text-properties fo:font-size="12pt" fo:font-weight="normal" officeooo:rsid="00f0f8a0" style:font-size-asian="10.5pt" style:font-weight-asian="normal" style:font-size-complex="12pt" style:font-weight-complex="normal"/>
    </style:style>
    <style:style style:name="T41" style:family="text">
      <style:text-properties fo:font-size="12pt" fo:font-weight="normal" officeooo:rsid="00f33b93" style:font-size-asian="10.5pt" style:font-weight-asian="normal" style:font-size-complex="12pt" style:font-weight-complex="normal"/>
    </style:style>
    <style:style style:name="T42" style:family="text">
      <style:text-properties fo:font-size="12pt" fo:font-weight="normal" officeooo:rsid="00e8f714" style:font-size-asian="10.5pt" style:font-weight-asian="normal" style:font-size-complex="12pt" style:font-weight-complex="normal"/>
    </style:style>
    <style:style style:name="T43" style:family="text">
      <style:text-properties fo:font-size="12pt" fo:font-weight="normal" officeooo:rsid="00f6163c" style:font-size-asian="10.5pt" style:font-weight-asian="normal" style:font-size-complex="12pt" style:font-weight-complex="normal"/>
    </style:style>
    <style:style style:name="T44" style:family="text">
      <style:text-properties fo:font-size="12pt" fo:font-weight="normal" officeooo:rsid="00f643f9" style:font-size-asian="10.5pt" style:font-weight-asian="normal" style:font-size-complex="12pt" style:font-weight-complex="normal"/>
    </style:style>
    <style:style style:name="T45" style:family="text">
      <style:text-properties fo:font-size="12pt" fo:font-weight="normal" officeooo:rsid="00fcabfd" style:font-size-asian="10.5pt" style:font-weight-asian="normal" style:font-size-complex="12pt" style:font-weight-complex="normal"/>
    </style:style>
    <style:style style:name="T46" style:family="text">
      <style:text-properties fo:font-size="12pt" fo:font-weight="normal" officeooo:rsid="0101906f" style:font-size-asian="10.5pt" style:font-weight-asian="normal" style:font-size-complex="12pt" style:font-weight-complex="normal"/>
    </style:style>
    <style:style style:name="T47" style:family="text">
      <style:text-properties officeooo:rsid="00f643f9"/>
    </style:style>
    <style:style style:name="T48" style:family="text">
      <style:text-properties officeooo:rsid="00f928d9"/>
    </style:style>
    <style:style style:name="T49" style:family="text">
      <style:text-properties officeooo:rsid="01001e59"/>
    </style:style>
    <style:style style:name="T50" style:family="text">
      <style:text-properties officeooo:rsid="011f34f1"/>
    </style:style>
    <style:style style:name="T51" style:family="text">
      <style:text-properties officeooo:rsid="01216b26"/>
    </style:style>
    <style:style style:name="T52" style:family="text">
      <style:text-properties officeooo:rsid="01236030"/>
    </style:style>
    <style:style style:name="T53" style:family="text">
      <style:text-properties officeooo:rsid="0123ff09"/>
    </style:style>
    <style:style style:name="T54" style:family="text">
      <style:text-properties officeooo:rsid="01269b9d"/>
    </style:style>
    <style:style style:name="T55" style:family="text">
      <style:text-properties officeooo:rsid="01283ebf"/>
    </style:style>
    <style:style style:name="T56" style:family="text">
      <style:text-properties style:text-position="super 58%"/>
    </style:style>
    <style:style style:name="T57" style:family="text">
      <style:text-properties officeooo:rsid="0129b88b"/>
    </style:style>
    <style:style style:name="T58" style:family="text">
      <style:text-properties officeooo:rsid="012ae1b8"/>
    </style:style>
    <style:style style:name="T59" style:family="text">
      <style:text-properties officeooo:rsid="012c2a3e"/>
    </style:style>
    <style:style style:name="T60" style:family="text">
      <style:text-properties officeooo:rsid="012cb983"/>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12cb983"/>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float" text:name="NumChapit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Title"/>
      <text:p text:style-name="Title"/>
      <text:p text:style-name="Title"><text:bookmark-start text:name="__RefHeading___Toc2826_1671910834"/>Projet : Problème de Via Minimization<text:bookmark-end text:name="__RefHeading___Toc2826_1671910834"/></text:p>
      <text:p text:style-name="Subtitle">Rapport de <text:span text:style-name="T6">Bruce Rose et </text:span><text:span text:style-name="T7">Elies Benmansour</text:span></text:p>
      <text:p text:style-name="P16"/>
      <text:p text:style-name="P29"/>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9"><text:a xlink:type="simple" xlink:href="#__RefHeading___Toc745_2562828103" text:style-name="Index_20_Link" text:visited-style-name="Index_20_Link">1 <text:s/>Description générale du code<text:tab/>4</text:a></text:p>
          <text:p text:style-name="P70"><text:a xlink:type="simple" xlink:href="#__RefHeading___Toc2830_1671910834" text:style-name="Index_20_Link" text:visited-style-name="Index_20_Link">1.1 <text:s/>Organisation des dossiers<text:tab/>4</text:a></text:p>
          <text:p text:style-name="P70"><text:a xlink:type="simple" xlink:href="#__RefHeading___Toc410_325783006" text:style-name="Index_20_Link" text:visited-style-name="Index_20_Link">1.2 <text:s/>Partie A<text:tab/>5</text:a></text:p>
          <text:p text:style-name="P70"><text:a xlink:type="simple" xlink:href="#__RefHeading___Toc412_325783006" text:style-name="Index_20_Link" text:visited-style-name="Index_20_Link">1.3 <text:s/>Partie B<text:tab/>7</text:a></text:p>
          <text:p text:style-name="P70"><text:a xlink:type="simple" xlink:href="#__RefHeading___Toc479_661037679" text:style-name="Index_20_Link" text:visited-style-name="Index_20_Link">1.4 <text:s/>Autres<text:tab/>7</text:a></text:p>
          <text:p text:style-name="P69"><text:a xlink:type="simple" xlink:href="#__RefHeading___Toc2834_1671910834" text:style-name="Index_20_Link" text:visited-style-name="Index_20_Link">2 <text:s/>Jeux d’essais<text:tab/>8</text:a></text:p>
          <text:p text:style-name="P70"><text:a xlink:type="simple" xlink:href="#__RefHeading___Toc747_2562828103" text:style-name="Index_20_Link" text:visited-style-name="Index_20_Link">2.1 <text:s/>Installation<text:tab/>8</text:a></text:p>
          <text:p text:style-name="P70"><text:a xlink:type="simple" xlink:href="#__RefHeading___Toc749_2562828103" text:style-name="Index_20_Link" text:visited-style-name="Index_20_Link">2.2 <text:s/></text:a><text:a xlink:type="simple" xlink:href="#__RefHeading___Toc749_2562828103" text:style-name="Index_20_Link" text:visited-style-name="Index_20_Link"><text:span text:style-name="T8">Tests </text:span></text:a><text:a xlink:type="simple" xlink:href="#__RefHeading___Toc749_2562828103" text:style-name="Index_20_Link" text:visited-style-name="Index_20_Link"><text:span text:style-name="T8">e</text:span></text:a><text:a xlink:type="simple" xlink:href="#__RefHeading___Toc749_2562828103" text:style-name="Index_20_Link" text:visited-style-name="Index_20_Link"><text:span text:style-name="T8">x</text:span></text:a><text:a xlink:type="simple" xlink:href="#__RefHeading___Toc749_2562828103" text:style-name="Index_20_Link" text:visited-style-name="Index_20_Link"><text:span text:style-name="T8">é</text:span></text:a><text:a xlink:type="simple" xlink:href="#__RefHeading___Toc749_2562828103" text:style-name="Index_20_Link" text:visited-style-name="Index_20_Link"><text:span text:style-name="T8">cutables</text:span></text:a><text:a xlink:type="simple" xlink:href="#__RefHeading___Toc749_2562828103" text:style-name="Index_20_Link" text:visited-style-name="Index_20_Link"><text:tab/>8</text:a></text:p>
          <text:p text:style-name="P69"><text:a xlink:type="simple" xlink:href="#__RefHeading___Toc6437_3562615630" text:style-name="Index_20_Link" text:visited-style-name="Index_20_Link">3 <text:s/></text:a><text:a xlink:type="simple" xlink:href="#__RefHeading___Toc6437_3562615630" text:style-name="Index_20_Link" text:visited-style-name="Index_20_Link"><text:span text:style-name="T8">A</text:span></text:a><text:a xlink:type="simple" xlink:href="#__RefHeading___Toc6437_3562615630" text:style-name="Index_20_Link" text:visited-style-name="Index_20_Link"><text:span text:style-name="T8">nalyse de </text:span></text:a><text:a xlink:type="simple" xlink:href="#__RefHeading___Toc6437_3562615630" text:style-name="Index_20_Link" text:visited-style-name="Index_20_Link"><text:span text:style-name="T8">performances</text:span></text:a><text:a xlink:type="simple" xlink:href="#__RefHeading___Toc6437_3562615630" text:style-name="Index_20_Link" text:visited-style-name="Index_20_Link"><text:tab/>9</text:a></text:p>
          <text:p text:style-name="P70"><text:a xlink:type="simple" xlink:href="#__RefHeading___Toc471_2562828103" text:style-name="Index_20_Link" text:visited-style-name="Index_20_Link">3.1 <text:s/></text:a><text:a xlink:type="simple" xlink:href="#__RefHeading___Toc471_2562828103" text:style-name="Index_20_Link" text:visited-style-name="Index_20_Link"><text:span text:style-name="T8">A</text:span></text:a><text:a xlink:type="simple" xlink:href="#__RefHeading___Toc471_2562828103" text:style-name="Index_20_Link" text:visited-style-name="Index_20_Link"><text:span text:style-name="T8">nalyse théorique</text:span></text:a><text:a xlink:type="simple" xlink:href="#__RefHeading___Toc471_2562828103" text:style-name="Index_20_Link" text:visited-style-name="Index_20_Link"><text:tab/>9</text:a></text:p>
          <text:p text:style-name="P70"><text:a xlink:type="simple" xlink:href="#__RefHeading___Toc473_2562828103" text:style-name="Index_20_Link" text:visited-style-name="Index_20_Link">3.2 <text:s/></text:a><text:a xlink:type="simple" xlink:href="#__RefHeading___Toc473_2562828103" text:style-name="Index_20_Link" text:visited-style-name="Index_20_Link"><text:span text:style-name="T8">Analyse pratique</text:span></text:a><text:a xlink:type="simple" xlink:href="#__RefHeading___Toc473_2562828103" text:style-name="Index_20_Link" text:visited-style-name="Index_20_Link"><text:tab/>9</text:a></text:p>
        </text:index-body>
      </text:table-of-content>
      <text:p text:style-name="P16"/>
      <text:p text:style-name="P23"/>
      <text:p text:style-name="P28">Introduction</text:p>
      <text:p text:style-name="P48"><text:span text:style-name="T9">D</text:span><text:span text:style-name="T8">ans le cadre du cours d’Algorithmique appliquée et structures de données (2I006) de la faculté Pierre et Marie Curie, </text:span><text:span text:style-name="T10">nous avons</text:span><text:span text:style-name="T8"> été amené à concevoir un programme de résolution de problème dit de Via Minimization.</text:span></text:p>
      <text:p text:style-name="P48">Pour cela nous avons divisé notre problème en deux parties.<text:span text:style-name="T54"> Dans une partie A</text:span>, notre objectif était de trouver un algorithme nous permett<text:span text:style-name="T54">an</text:span>t de<text:span text:style-name="T54"> </text:span>rechercher les intersections entre les différents segment des réseaux d’une <text:span text:style-name="T54">instance de </text:span>Netlist<text:span text:style-name="T54"> afin</text:span> <text:span text:style-name="T54">de </text:span>pouvoir <text:span text:style-name="T55">déterminer d'éventuels conflits</text:span>.<text:span text:style-name="T55"> </text:span>Nous avons tout d’abord opté pour un algorithme de recherche d’intersection naï<text:span text:style-name="T55">ve</text:span> qui se<text:span text:style-name="T55"> </text:span>contentait de comparer chaque segment avec tous les autres<text:span text:style-name="T55"> n</text:span>ous donna<text:span text:style-name="T55">nt</text:span> un<text:span text:style-name="T55"> </text:span>algorithme possédant une compléxité <text:span text:style-name="T55">de l'ordre de</text:span> O(n<text:span text:style-name="T56">2</text:span> ). Etant un algorithme lent, nous avons donc<text:span text:style-name="T55"> </text:span>choisi d’implémenter un autre algorithme utilisant la méthode par balayage. Cette méthode<text:span text:style-name="T55"> </text:span>consiste à avoir une séquence d’abscisse qui correspondra aux segments verticaux <text:span text:style-name="T55">et aux extrémités des segments horizontaux </text:span>et<text:span text:style-name="T55"> </text:span>imaginer, pour chaque abscisse, une droite qui coupe<text:span text:style-name="T55">rait</text:span> tous les segments horizontaux<text:span text:style-name="T55">. Les segments horizontaux ainsi trouvés sont alors stockés </text:span>dans une liste chainée T. Ceci nous donne un algorithme ayant une compléxité en<text:span text:style-name="T55"> </text:span>O(nα) où α &lt; n. Enfin, nous avons implémenter un algorithme utilisant la même méthode<text:span text:style-name="T55"> </text:span>que l’algorithme précédent mais en utilisant un Arbre Binaire de Recherche Équilibré (AVL)<text:span text:style-name="T55">, c</text:span>e qui nous a donné une compléxité en O(nlog<text:span text:style-name="T36">2</text:span>(α)).</text:p>
      <text:p text:style-name="P48"><text:span text:style-name="T57">Dans une partie B</text:span>, l’objectif était de trouver un algorithme nous permet<text:span text:style-name="T57">tant</text:span> de positionner<text:span text:style-name="T57"> </text:span>les segments <text:span text:style-name="T57">d'une instance de Netlist </text:span>sur différentes faces (face 1 ou face 2) en minimisant le nombre de vias.<text:span text:style-name="T57"> </text:span>La première méthode « naïve » était, à partir d’un graphe préalablement initialisé,<text:span text:style-name="T57"> </text:span>de créer<text:span text:style-name="T57"> </text:span>un tableau d’entier où chaque case d’indice i correspondait au sommet i<text:span text:style-name="T57">,</text:span> <text:span text:style-name="T57">puis </text:span>d’afficher<text:span text:style-name="T57"> </text:span>la solution, c’est-à-dire les segments (face 1 ou 2) et les point vias, dans un format SVG.<text:span text:style-name="T58"> </text:span>Cette fonction nous permet donc de savoir quels sont les points qui correspondent à des<text:span text:style-name="T59"> </text:span>vias et quels sont les segments qui sont de face 1 ou de face 2.<text:span text:style-name="T60"> </text:span>On a ensuite implémenté une méthode qui nous permettait de détecter les cycles impair<text:span text:style-name="T60">s </text:span>présent<text:span text:style-name="T60">s</text:span> dans le graphe. Cette <text:soft-page-break/>méthode renvoie une liste de sommets contenant les<text:span text:style-name="T60"> </text:span>sommets qui forme<text:span text:style-name="T60">nt</text:span> le cycle. Grâce à cette liste, nous avons pu implémenter une fonction<text:span text:style-name="T60"> </text:span>qui, à partir d’un graphe ne possédant aucun via, ajoute des vias au fur et à mesure jusqu’à<text:span text:style-name="T60"> </text:span>ne plus trouver de cycle impair et ceci permettra de mettre tous les segments de différentes<text:span text:style-name="T60"> </text:span>faces durant l’affectation des faces.<text:span text:style-name="T60"> </text:span>La fonction bicolore est une fonction qui va colorier les différents sommets <text:span text:style-name="T61">sans qu’ils aient</text:span><text:span text:style-name="T62"> </text:span><text:span text:style-name="T61">la même couleur que leur voisins.</text:span> Cette fonction permet donc de minimiser le nombre de<text:span text:style-name="T60"> </text:span>vias et effectuera donc l’affectation des faces de manière efficace.</text:p>
      <text:list xml:id="list1921335056" text:style-name="Numbering_20_2">
        <text:list-item>
          <text:h text:style-name="Heading_20_1" text:outline-level="1"><text:bookmark-start text:name="__RefHeading___Toc745_2562828103"/>Description générale du code<text:bookmark-end text:name="__RefHeading___Toc745_2562828103"/></text:h>
          <text:list>
            <text:list-item>
              <text:h text:style-name="P62" text:outline-level="2"><text:bookmark-start text:name="__RefHeading___Toc2830_1671910834"/>Organisation des dossiers<text:bookmark-end text:name="__RefHeading___Toc2830_1671910834"/></text:h>
            </text:list-item>
          </text:list>
        </text:list-item>
      </text:list>
      <text:p text:style-name="P17">Le dossier du projet est constitué :</text:p>
      <text:list xml:id="list3022954980" text:style-name="L1">
        <text:list-item>
          <text:p text:style-name="P31">d’un dossier PartieA/</text:p>
        </text:list-item>
        <text:list-item>
          <text:p text:style-name="P31">d’un dossier doc/ contenant ce rapport ;</text:p>
        </text:list-item>
        <text:list-item>
          <text:p text:style-name="P31">d’un dossier src/ contenant les fichiers .c en rapport avec la Partie B ;</text:p>
        </text:list-item>
        <text:list-item>
          <text:p text:style-name="P31">un dossier bin/ contenant les fichiers .o ;</text:p>
        </text:list-item>
        <text:list-item>
          <text:p text:style-name="P31">un Makefile</text:p>
        </text:list-item>
        <text:list-item>
          <text:p text:style-name="P32">un fichier CHANGELOG.txt décrivant les évolutions majeures du projet <text:span text:style-name="T30">(à lire avec gedit, dans un environnement Linux)</text:span> ;</text:p>
        </text:list-item>
        <text:list-item>
          <text:p text:style-name="P31">...</text:p>
        </text:list-item>
      </text:list>
      <text:list xml:id="list3108023679" text:style-name="L2">
        <text:list-header>
          <text:p text:style-name="P49"><text:span text:style-name="T11">Le</text:span><text:span text:style-name="T8"> dossier PartieA/ contient tous les travaux en rapport avec la Partie A du projet, c-à-d :</text:span></text:p>
        </text:list-header>
        <text:list-item>
          <text:p text:style-name="P33"><text:span text:style-name="T8">un dossier src/ contenant tous les fichiers .c </text:span><text:span text:style-name="T11">en rapport avec la Partie </text:span><text:span text:style-name="T12">A</text:span><text:span text:style-name="T8">;</text:span></text:p>
        </text:list-item>
        <text:list-item>
          <text:p text:style-name="P40">un dossier bin/ contenant les fichiers .o ;</text:p>
        </text:list-item>
        <text:list-item>
          <text:p text:style-name="P40">un dossier nets/ contenant des instances de Netlist ;</text:p>
        </text:list-item>
        <text:list-item>
          <text:p text:style-name="P33"><text:span text:style-name="T8">un dossier doc/ con</text:span><text:span text:style-name="T11">tenant le rapport intermédiaire de la partie A ;</text:span></text:p>
        </text:list-item>
        <text:list-item>
          <text:p text:style-name="P41"><text:soft-page-break/>un Makefile ;</text:p>
        </text:list-item>
        <text:list-item>
          <text:p text:style-name="P41">…</text:p>
        </text:list-item>
      </text:list>
      <text:list xml:id="list135528406359387" text:continue-list="list1921335056" text:style-name="Numbering_20_2">
        <text:list-item>
          <text:list>
            <text:list-item>
              <text:h text:style-name="P63" text:outline-level="2"><text:bookmark-start text:name="__RefHeading___Toc410_325783006"/>Partie A<text:bookmark-end text:name="__RefHeading___Toc410_325783006"/></text:h>
            </text:list-item>
          </text:list>
        </text:list-item>
      </text:list>
      <text:p text:style-name="P18">Un ensemble de méthodes permettant la manipulation de Netlists se trouve dans le fichier PartieA/src/Netlist.c. <text:span text:style-name="T31">Elles permettent (entre autres) de :</text:span></text:p>
      <text:list xml:id="list3480497955" text:style-name="L3">
        <text:list-item>
          <text:p text:style-name="P42">Manipuler une liste de Segments ;</text:p>
        </text:list-item>
        <text:list-item>
          <text:p text:style-name="P42">Manipuler une liste de Points ;</text:p>
        </text:list-item>
        <text:list-item>
          <text:p text:style-name="P42">Créer une Netlist ;</text:p>
        </text:list-item>
        <text:list-item>
          <text:p text:style-name="P42">Créer un Reseau ;</text:p>
        </text:list-item>
        <text:list-item>
          <text:p text:style-name="P42">Créer un Point ;</text:p>
        </text:list-item>
        <text:list-item>
          <text:p text:style-name="P42">Créer un Segment ;</text:p>
        </text:list-item>
        <text:list-item>
          <text:p text:style-name="P42">Déterminer la direction d’un segment étant donnés ses deux points ;</text:p>
        </text:list-item>
        <text:list-item>
          <text:p text:style-name="P42">Compter le nombre de Segments et de Points dans un Reseau ;</text:p>
        </text:list-item>
        <text:list-item>
          <text:p text:style-name="P42">Sauvegarder une instance de Netlist sur un fichier .net ;</text:p>
        </text:list-item>
        <text:list-item>
          <text:p text:style-name="P42">Charger une instance de Netlist depuis un fichier .net.</text:p>
        </text:list-item>
      </text:list>
      <text:p text:style-name="P24"/>
      <text:p text:style-name="P25"><text:span text:style-name="T32">Dans le fichier </text:span><text:s/>PartieA/src/<text:span text:style-name="T32">intersec.c se trouvent diverses méthodes permettant de :</text:span></text:p>
      <text:list xml:id="list106514352" text:style-name="L4">
        <text:list-item>
          <text:p text:style-name="P43">Déterminer si deux segments donnés s’intersectent ;</text:p>
        </text:list-item>
        <text:list-item>
          <text:p text:style-name="P43">Construire un tableau des segments d’une instance de Netlist ;</text:p>
        </text:list-item>
        <text:list-item>
          <text:p text:style-name="P43">Construire un tableau des points d’une instance de Netlist ;</text:p>
        </text:list-item>
        <text:list-item>
          <text:p text:style-name="P43">Créer par une approche naïve les listes d’intersection des segments d’une instance de Netlist donnée ;</text:p>
        </text:list-item>
        <text:list-item>
          <text:p text:style-name="P43">Afficher les segments d’un tableau de segments ;</text:p>
        </text:list-item>
        <text:list-item>
          <text:p text:style-name="P43"><text:soft-page-break/>Sauvegarder les intersections d’une instance de Netlist sur un fichier .int.</text:p>
        </text:list-item>
      </text:list>
      <text:p text:style-name="P26">Dans le fichier <text:span text:style-name="T30"><text:s/>PartieA/src/</text:span>balayage.c se trouvent toutes les méthodes permettant de déterminer les intersections des segments d’une instance de Netlist en utilisant la technique du balayage. </text:p>
      <text:p text:style-name="P22">Pour rappel, voici ce que l’énoncé indique pour la méthode par balayage :</text:p>
      <text:p text:style-name="P30">« L'idée est la suivante : on consid<text:span text:style-name="T33">è</text:span>re une droite de balayage verticale imaginaire qui se <text:span text:style-name="T33">déplace</text:span> <text:span text:style-name="T33">à</text:span> travers l'ensemble de segments, de la gauche vers la droite. <text:span text:style-name="T35">À</text:span> une abscisse x <text:span text:style-name="T33">donnée</text:span> de son balayage, notons k<text:span text:style-name="T36">x</text:span> le nombre de segments horizontaux coupant la droite. On consid<text:span text:style-name="T33">è</text:span>re aussi l'ensemble T de taille k<text:span text:style-name="T36">x</text:span> de tous ces segments horizontaux, triées par leurs ordonnées. Un segment vertical d'abscisse x ne pourra alors intersecter que les segments de T. Pour mettre en <text:span text:style-name="T33">œuvre</text:span> ce balayage, on consid<text:span text:style-name="T33">è</text:span>re l'échéancier des points d'év<text:span text:style-name="T33">è</text:span>nement E qui est dé<text:span text:style-name="T33">fi</text:span>ni<text:span text:style-name="T33">e</text:span> comme une séquence d'abscisses, triées de la gauche vers la droite, qui vont d<text:span text:style-name="T33">éfi</text:span>nir les positions d'arr<text:span text:style-name="T33">ê</text:span>t de la droite de balayage. Dans notre cas, les points d'év<text:span text:style-name="T33">è</text:span>nements seront les extrémités gauche et droite des segments horizontaux et les abscisses des segments verticaux. Attention : dans ce tri, pour deux points de m<text:span text:style-name="T33">ê</text:span>me abscisse, un point gauche de segment <text:span text:style-name="T48">[horizontal]</text:span> est avant un segment vertical et un segment vertical est avant un point droit de segment horizontal : en e<text:span text:style-name="T33">ff</text:span>et, l'év<text:span text:style-name="T33">è</text:span>nement menant <text:span text:style-name="T33">à</text:span> la recherche d'intersection est le fait de balayer un segment vertical et il ne faut pas qu'<text:span text:style-name="T33">à</text:span> ce moment, les segments horizontaux pouvant le croiser soit hors de la structure T. »</text:p>
      <text:p text:style-name="P30"/>
      <text:p text:style-name="Text_20_body"><text:span text:style-name="T34">L’énoncé nous demande de proposer une structure de données pour manipuler des pointeurs sur Extremite, qui correspondra à un échéancier E. Pour ce faire, </text:span><text:span text:style-name="T37">nous avons choisi </text:span><text:span text:style-name="T38">d’</text:span><text:span text:style-name="T37">implémenter une table de hachage sur listes. La ta</text:span><text:span text:style-name="T38">bl</text:span><text:span text:style-name="T37">e de hachage </text:span><text:span text:style-name="T38">a pour</text:span><text:span text:style-name="T37"> taille </text:span><text:span text:style-name="T38">le</text:span><text:span text:style-name="T37"> nombre d’abscisse</text:span><text:span text:style-name="T38">s</text:span><text:span text:style-name="T37">, multiplié par 3. Ceci permet de stocker dans les trois « tiers » d’abscisse les extrémités gauches, les segments verticaux et enfin les extrémités droite</text:span><text:span text:style-name="T39">s</text:span><text:span text:style-name="T37">, </text:span><text:span text:style-name="T38">dans cet ordre</text:span><text:span text:style-name="T37">. De cette façon, un parcours du tableau permet d’obtenir directement les extrémités dans le bon ordre. </text:span><text:span text:style-name="T40">Quand un nouvel élément est inséré dans </text:span><text:span text:style-name="T43">l’échéancier, il est positionné dans la case dont l’indice est l’abscisse x de l’élément additionnée à l’attribut GouVouD</text:span><text:span text:style-name="T43"><text:note text:id="ftn1" text:note-class="footnote"><text:note-citation>1</text:note-citation><text:note-body><text:p text:style-name="Footnote"><text:s/><text:span text:style-name="T47">Anciennement VouGouD, il nous a semblé plus pratique au vu de notre structure de changer cet attribut en GouVouD, pour garder l’ordre correct.</text:span></text:p></text:note-body></text:note></text:span><text:span text:style-name="T43"> qui vaut 0 si </text:span><text:span text:style-name="T44">l’élément</text:span><text:span text:style-name="T43"> est une </text:span><text:span text:style-name="T44">extrémité</text:span><text:span text:style-name="T43"> gauche, 1 si c’est un segment vertical et 2 si c’est une extrémité droite. I</text:span><text:span text:style-name="T40">l est </text:span><text:span text:style-name="T43">alors </text:span><text:span text:style-name="T40">rangé </text:span><text:span text:style-name="T43">dans la liste à cette case</text:span><text:span text:style-name="T40"> en fonction de son ordonnée y</text:span><text:span text:style-name="T37">. </text:span><text:span text:style-name="T45">Remarquons qu’il n’y a pas de gâchis de place, puisque chaque case de la table de hachage est une liste. </text:span><text:soft-page-break/><text:span text:style-name="T45">Quand la liste est vide, elle vaut tout simplement NULL, et donc ne prend pas de place </text:span><text:span text:style-name="T46">mémoire</text:span><text:span text:style-name="T45">. Dans u</text:span><text:span text:style-name="T41">n fichier </text:span><text:span text:style-name="T42">PartieA/src/</text:span><text:span text:style-name="T41">hachage.c sont définies quelques méthodes de manipulation de tables de hachage. La structure de la table est dans </text:span><text:span text:style-name="T42"><text:s/>PartieA/src/</text:span><text:span text:style-name="T41">hachage.h.</text:span></text:p>
      <text:list xml:id="list135528408586917" text:continue-list="list135528406359387" text:style-name="Numbering_20_2">
        <text:list-item>
          <text:list>
            <text:list-item>
              <text:h text:style-name="P63" text:outline-level="2"><text:bookmark-start text:name="__RefHeading___Toc412_325783006"/>Partie B<text:bookmark-end text:name="__RefHeading___Toc412_325783006"/></text:h>
            </text:list-item>
          </text:list>
        </text:list-item>
      </text:list>
      <text:p text:style-name="P19">Le fichier src/graphe.c contient les fonctions qui permettent de créer un graphe à partir d’un fichier d’instance de Netlist .net et d’un fichier d’intersection .int. La structure du graphe est définie dans src/graphe.h.</text:p>
      <text:p text:style-name="P20">Nous avons décidé d’utiliser le format Postscript pour générer une visualisation du graphe. Le fichier src/generatePostScript.c permet ceci. <text:span text:style-name="T49">On notera qu’il est nécessaire de faire une homothétie de la figure pour pouvoir l’afficher dans une page de format A4. Dans ce fichier apparaît également une fonction d’affichage de la solution au problème de Via Minimization. En bleu sont représentés les segments présents sur la face 1, en rouge ceux présents sur la face 2. Seuls les points qui sont des vias sont représentés par des points noirs.</text:span></text:p>
      <text:p text:style-name="P21">Dans le fichier src/viaMinimization.c se trouvent les méthodes de résolution du problème de Via Minimization. Notamment, s’y trouvent un méthode de résolution horizontale/verticale ainsi qu’une autre qui s’appuie sur les cycles impairs formés lors de conflits dans le graphe.</text:p>
      <text:list xml:id="list135528858760810" text:continue-numbering="true" text:style-name="Numbering_20_2">
        <text:list-item>
          <text:list>
            <text:list-item>
              <text:h text:style-name="P64" text:outline-level="2"><text:bookmark-start text:name="__RefHeading___Toc479_661037679"/>Autres<text:bookmark-end text:name="__RefHeading___Toc479_661037679"/></text:h>
            </text:list-item>
          </text:list>
        </text:list-item>
      </text:list>
      <text:p text:style-name="P27">Le fichier PartieA/src/tools.c contient des fonctions pratiques. Celles-ci permettent de :</text:p>
      <text:list xml:id="list2571842739" text:style-name="L5">
        <text:list-item>
          <text:p text:style-name="P44">Extraire le nom d’un fichier sans son extension ;</text:p>
        </text:list-item>
        <text:list-item>
          <text:p text:style-name="P44">Dire si une chaîne de caractère donnée se trouve dans un fichier en tant que ligne ;</text:p>
        </text:list-item>
        <text:list-item>
          <text:p text:style-name="P44">Donner le nombre de valeurs égales à 0 dans un tableau d’entier.</text:p>
        </text:list-item>
      </text:list>
      <text:p text:style-name="Text_20_body">Le fichier PartieA/src/debug.h propose des définitions de macros utiles pour déboguer un programme. Elles permettent d’afficher une ligne, le nom de <text:soft-page-break/>la fonction courante, le nom du fichier courant. Elles permettent également d’afficher les valeurs d’entiers. Vous remarquerez probablement apparaître de multiples fois dans nos fichiers des mots comme DEBUG ou LINE. Il s’agit des macros définies dans debug.h. Pour voir les affichages de ces macros, il faut préalablement remplacer DEBUG_MODE_NO par DEBUG_MODE_YES au début du fichier.</text:p>
      <text:p text:style-name="Text_20_body"/>
      <text:list xml:id="list135529064613500" text:continue-list="list135528858760810" text:style-name="Numbering_20_2">
        <text:list-item>
          <text:h text:style-name="P59" text:outline-level="1"><text:bookmark-start text:name="__RefHeading___Toc2834_1671910834"/><text:span text:style-name="T5">J</text:span><text:span text:style-name="T4">eux d’essais</text:span><text:bookmark-end text:name="__RefHeading___Toc2834_1671910834"/></text:h>
          <text:list>
            <text:list-item>
              <text:h text:style-name="P66" text:outline-level="2"><text:bookmark-start text:name="__RefHeading___Toc747_2562828103"/><text:span text:style-name="T4">Installation</text:span><text:bookmark-end text:name="__RefHeading___Toc747_2562828103"/></text:h>
            </text:list-item>
          </text:list>
        </text:list-item>
      </text:list>
      <text:p text:style-name="P38"><text:span text:style-name="T13">P</text:span><text:span text:style-name="T8">ositionnez vous</text:span><text:span text:style-name="T14"> à la racine du projet. Dans un terminal, tapez make clean all. </text:span><text:span text:style-name="T20">Ignorez les warnings ainsi que les lignes comme </text:span></text:p>
      <text:p text:style-name="P50"><text:span text:style-name="T20">make[1]: [check] Error 1 (ignored)</text:span></text:p>
      <text:p text:style-name="P50"><text:span text:style-name="T14">Les fichiers ont été recompilé</text:span><text:span text:style-name="T17">s</text:span><text:span text:style-name="T15">, et sont prêt à être lancés.</text:span></text:p>
      <text:list xml:id="list135527954596326" text:continue-numbering="true" text:style-name="Numbering_20_2">
        <text:list-item>
          <text:list>
            <text:list-item>
              <text:h text:style-name="P67" text:outline-level="2"><text:bookmark-start text:name="__RefHeading___Toc749_2562828103"/><text:span text:style-name="T22">Tests </text:span><text:span text:style-name="T28">e</text:span><text:span text:style-name="T22">x</text:span><text:span text:style-name="T28">é</text:span><text:span text:style-name="T22">cutables</text:span><text:bookmark-end text:name="__RefHeading___Toc749_2562828103"/></text:h>
            </text:list-item>
          </text:list>
        </text:list-item>
      </text:list>
      <text:p text:style-name="P45"><text:span text:style-name="T27">D</text:span><text:span text:style-name="T22">ans PartieA/</text:span></text:p>
      <text:p text:style-name="P34"><text:span text:style-name="T8">Pour tester la fonction intersec_naif ainsi que la sauvegarde des intersections dans un fichier .int, tapez ./testintersec monReseau.net. monReseau.net peut</text:span><text:span text:style-name="T17"> </text:span><text:span text:style-name="T8">être remplacé par n'importe quel fichier .net. Cette fonction génère un fichier monReseau.int.</text:span></text:p>
      <text:p text:style-name="P35"><text:span text:style-name="T8">Pour tester la fonction de balayage</text:span><text:span text:style-name="T16">, ainsi que la creation d'un fichier html représentant une instance de Netlist</text:span><text:span text:style-name="T8">, tapez ./testbalayage.</text:span><text:span text:style-name="T16"> Tout est indiqué lors de l'exécution du programme.</text:span><text:span text:style-name="T19"> Nous noterons que notre programme produit une erreur lorsque l'instance de Netlist passée en paramètre contient trop de segments.</text:span></text:p>
      <text:p text:style-name="P36"><text:span text:style-name="T16">P</text:span><text:span text:style-name="T8">our </text:span><text:span text:style-name="T18">effectuer des comparaisons de performance entre la fonction intersec_naif et balayage, tapez ./testPartieA.</text:span></text:p>
      <text:p text:style-name="P37"><text:span text:style-name="T29">A</text:span><text:span text:style-name="T22"> la racine du projet</text:span></text:p>
      <text:p text:style-name="P37"><text:soft-page-break/><text:span text:style-name="T8">Pour tester la résoultion du problème de via minimization par la technique des segments horizontaux/verticaux, tapez ./testMini6.</text:span></text:p>
      <text:p text:style-name="P39"><text:span text:style-name="T8">Pour tester la résolution du problème de via minimization par la technique des cycles impairs, tapez ./testMini7.</text:span></text:p>
      <text:p text:style-name="P39"><text:span text:style-name="T8">Enfin, pour comparer les deux méthodes, tapez ./testPartieB</text:span><text:span text:style-name="T21">.</text:span></text:p>
      <text:p text:style-name="P51"><text:span text:style-name="T21"/></text:p>
      <text:list xml:id="list135529172630969" text:continue-numbering="true" text:style-name="Numbering_20_2">
        <text:list-item>
          <text:h text:style-name="P60" text:outline-level="1"><text:bookmark-start text:name="__RefHeading___Toc6437_3562615630"/><text:span text:style-name="T23">A</text:span><text:span text:style-name="T24">nalyse de </text:span><text:span text:style-name="T25">performances</text:span><text:bookmark-end text:name="__RefHeading___Toc6437_3562615630"/></text:h>
          <text:list>
            <text:list-item>
              <text:h text:style-name="P65" text:outline-level="2"><text:bookmark-start text:name="__RefHeading___Toc471_2562828103"/><text:span text:style-name="T25">A</text:span><text:span text:style-name="T22">nalyse théorique</text:span><text:bookmark-end text:name="__RefHeading___Toc471_2562828103"/></text:h>
            </text:list-item>
          </text:list>
        </text:list-item>
      </text:list>
      <text:p text:style-name="P52"><text:span text:style-name="T26"><text:tab/></text:span></text:p>
      <text:list xml:id="list135527371019226" text:continue-numbering="true" text:style-name="Numbering_20_2">
        <text:list-item>
          <text:list>
            <text:list-item>
              <text:h text:style-name="P65" text:outline-level="2"><text:bookmark-start text:name="__RefHeading___Toc473_2562828103"/><text:span text:style-name="T22">Analyse pratique</text:span><text:bookmark-end text:name="__RefHeading___Toc473_2562828103"/></text:h>
            </text:list-item>
          </text:list>
        </text:list-item>
      </text:list>
      <text:p text:style-name="P47"><text:span text:style-name="T22">Détermination des intersections</text:span></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55">Méthode</text:p>
          </table:table-cell>
          <table:table-cell table:style-name="Table2.A1" office:value-type="string">
            <text:p text:style-name="P55"/>
          </table:table-cell>
          <table:table-cell table:style-name="Table2.A1" office:value-type="string">
            <text:p text:style-name="P58">intersec_naif</text:p>
          </table:table-cell>
          <table:table-cell table:style-name="Table2.D1" office:value-type="string">
            <text:p text:style-name="P58">balayage</text:p>
          </table:table-cell>
        </table:table-row>
        <table:table-row>
          <table:table-cell table:style-name="Table2.A2" office:value-type="string">
            <text:p text:style-name="P55">Pour n = <text:span text:style-name="T52">6</text:span></text:p>
          </table:table-cell>
          <table:table-cell table:style-name="Table2.A2" office:value-type="string">
            <text:p text:style-name="P55">Temps CPU </text:p>
            <text:p text:style-name="P55">(en millisecondes)</text:p>
          </table:table-cell>
          <table:table-cell table:style-name="Table2.C2" office:value-type="string">
            <text:p text:style-name="P55">0.<text:span text:style-name="T53">011</text:span></text:p>
          </table:table-cell>
          <table:table-cell table:style-name="Table2.D2" office:value-type="string">
            <text:p text:style-name="P55">0.0<text:span text:style-name="T53">54</text:span></text:p>
          </table:table-cell>
        </table:table-row>
        <table:table-row>
          <table:table-cell table:style-name="Table2.A2" office:value-type="string">
            <text:p text:style-name="P55">Pour n = </text:p>
          </table:table-cell>
          <table:table-cell table:style-name="Table2.A2" office:value-type="string">
            <text:p text:style-name="P55">Temps CPU </text:p>
            <text:p text:style-name="P55">(en millisecondes)</text:p>
          </table:table-cell>
          <table:table-cell table:style-name="Table2.C3" office:value-type="string">
            <text:p text:style-name="P55"/>
          </table:table-cell>
          <table:table-cell table:style-name="Table2.D3" office:value-type="string">
            <text:p text:style-name="P55"/>
          </table:table-cell>
        </table:table-row>
      </table:table>
      <text:list xml:id="list299634307" text:style-name="Numbering_20_1">
        <text:list-item>
          <text:p text:style-name="Figure">Comparaison de performances pour la <text:span text:style-name="T51">détermination des intersections</text:span>. n est le nombre de s<text:span text:style-name="T51">egments</text:span>.</text:p>
        </text:list-item>
      </text:list>
      <text:p text:style-name="P46"><text:span text:style-name="T26">R</text:span><text:span text:style-name="T22">ésolution du problème</text:span></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53">Méthode</text:p>
          </table:table-cell>
          <table:table-cell table:style-name="Table1.A1" office:value-type="string">
            <text:p text:style-name="P53"/>
          </table:table-cell>
          <table:table-cell table:style-name="Table1.A1" office:value-type="string">
            <text:p text:style-name="P57">HouV</text:p>
          </table:table-cell>
          <table:table-cell table:style-name="Table1.D1" office:value-type="string">
            <text:p text:style-name="P56"><text:span text:style-name="T50">C</text:span>ycles impairs</text:p>
          </table:table-cell>
        </table:table-row>
        <table:table-row>
          <table:table-cell table:style-name="Table1.A2" table:number-rows-spanned="2" office:value-type="string">
            <text:p text:style-name="P53">Pour n = 15</text:p>
          </table:table-cell>
          <table:table-cell table:style-name="Table1.A2" office:value-type="string">
            <text:p text:style-name="P54">Temps CPU </text:p>
            <text:p text:style-name="P54">(en millisecondes)</text:p>
          </table:table-cell>
          <table:table-cell table:style-name="Table1.C2" office:value-type="string">
            <text:p text:style-name="P53">0.007</text:p>
          </table:table-cell>
          <table:table-cell table:style-name="Table1.D2" office:value-type="string">
            <text:p text:style-name="P53">0.053</text:p>
          </table:table-cell>
        </table:table-row>
        <table:table-row>
          <table:covered-table-cell/>
          <table:table-cell table:style-name="Table1.A2" office:value-type="string">
            <text:p text:style-name="P53">Nombre de vias</text:p>
          </table:table-cell>
          <table:table-cell table:style-name="Table1.C3" office:value-type="string">
            <text:p text:style-name="P53">2</text:p>
          </table:table-cell>
          <table:table-cell table:style-name="Table1.D3" office:value-type="string">
            <text:p text:style-name="P53">0</text:p>
          </table:table-cell>
        </table:table-row>
        <table:table-row>
          <table:table-cell table:style-name="Table1.A2" table:number-rows-spanned="2" office:value-type="string">
            <text:p text:style-name="P53">Pour n = 124</text:p>
          </table:table-cell>
          <table:table-cell table:style-name="Table1.A2" office:value-type="string">
            <text:p text:style-name="P54">Temps CPU </text:p>
            <text:p text:style-name="P54">(en millisecondes)</text:p>
          </table:table-cell>
          <table:table-cell table:style-name="Table1.C4" office:value-type="string">
            <text:p text:style-name="P53">0.076</text:p>
          </table:table-cell>
          <table:table-cell table:style-name="Table1.D4" office:value-type="string">
            <text:p text:style-name="P53">0.341</text:p>
          </table:table-cell>
        </table:table-row>
        <table:table-row>
          <table:covered-table-cell/>
          <table:table-cell table:style-name="Table1.A2" office:value-type="string">
            <text:p text:style-name="P53">Nombre de vias</text:p>
          </table:table-cell>
          <table:table-cell table:style-name="Table1.C5" office:value-type="string">
            <text:p text:style-name="P53">124</text:p>
          </table:table-cell>
          <table:table-cell table:style-name="Table1.D5" office:value-type="string">
            <text:p text:style-name="P53">31</text:p>
          </table:table-cell>
        </table:table-row>
      </table:table>
      <text:list xml:id="list135528426370739" text:continue-numbering="true" text:style-name="Numbering_20_1">
        <text:list-item>
          <text:p text:style-name="P68"><text:soft-page-break/>Comparaison de performances pour la résolution du problème de via minimization<text:span text:style-name="T51">. n est le nombre de somme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adornments="Gras" style:font-pitch="variable"/>
    <style:font-face style:name="Liberation Sans3" svg:font-family="'Liberation Sans'" style:font-adornments="Normal" style:font-pitch="variable"/>
    <style:font-face style:name="Liberation Serif1" svg:font-family="'Liberation Serif'" style:font-adornments="Italique gras"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7874in" style:auto-text-indent="false" style:page-number="auto" style:shadow="none" style:writing-mode="page"/>
      <style:text-properties style:font-name="Calibri" fo:font-family="Calibri" style:font-style-name="Normal" style:font-family-generic="swiss" style:font-pitch="variable" fo:font-size="12pt" officeooo:rsid="00366b5d" style:font-size-asian="8.69999980926514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fill="none" draw:fill-color="#729fcf"/>
      <style:paragraph-properties fo:background-color="transparent" fo:padding="0.0193in" fo:border="none" style:shadow="none" text:number-lines="false" text:line-number="0">
        <style:tab-stops>
          <style:tab-stop style:position="3.3465in" style:type="center"/>
          <style:tab-stop style:position="6.6929in" style:type="right"/>
        </style:tab-stops>
      </style:paragraph-properties>
      <style:text-properties fo:font-variant="small-caps" style:font-size-asian="10.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Numbering_20_2" style:class="text">
      <style:paragraph-properties fo:margin-top="0.1665in" fo:margin-bottom="0.0835in" loext:contextual-spacing="false" fo:text-align="start" style:justify-single-word="false" fo:padding="0.0193in" fo:border-left="none" fo:border-right="none" fo:border-top="none" fo:border-bottom="0.51pt solid #000000" style:shadow="none" style:writing-mode="page">
        <style:tab-stops/>
      </style:paragraph-properties>
      <style:text-properties style:font-name="Calibri1" fo:font-family="Calibri" style:font-style-name="Gras" style:font-family-generic="swiss" style:font-pitch="variable" fo:font-size="22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list-style-name="Numbering_20_2" style:class="text">
      <loext:graphic-properties draw:fill-image-width="0in" draw:fill-image-height="0in"/>
      <style:paragraph-properties fo:margin-top="0.139in" fo:margin-bottom="0.0835in" loext:contextual-spacing="false" fo:text-align="start" style:justify-single-word="false" style:writing-mode="page">
        <style:tab-stops/>
      </style:paragraph-properties>
      <style:text-properties style:font-name="Calibri1" fo:font-family="Calibri" style:font-style-name="Gras" style:font-family-generic="swiss" style:font-pitch="variable" fo:font-size="16pt" fo:font-weight="bold" officeooo:rsid="0021bc7c" style:font-size-asian="12.1999998092651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06pt solid #000000" style:shadow="none" style:writing-mode="page">
        <style:drop-cap/>
      </style:paragraph-properties>
      <style:text-properties style:font-name="Liberation Serif2" fo:font-family="'Liberation Serif'" style:font-style-name="Gras" style:font-family-generic="roman" style:font-pitch="variable"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loext:contextual-spacing="false" fo:text-align="center" style:justify-single-word="false" style:page-number="auto" style:shadow="none" style:writing-mode="page">
        <style:tab-stops/>
      </style:paragraph-properties>
      <style:text-properties style:font-name="Liberation Serif1" fo:font-family="'Liberation Serif'" style:font-style-name="Italique gras" style:font-pitch="variable" fo:font-size="22pt" fo:font-style="italic" fo:font-weight="normal"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list-style-name="Numbering_20_1" style:class="chapter">
      <loext:graphic-properties draw:fill-image-width="0in" draw:fill-image-height="0in"/>
      <style:paragraph-properties fo:text-align="center" style:justify-single-word="false" style:shadow="none" style:writing-mode="page">
        <style:tab-stops/>
      </style:paragraph-properties>
      <style:text-properties fo:font-size="12pt" fo:font-style="italic" officeooo:rsid="0038f4c3" style:font-size-asian="10pt" style:font-weight-asian="normal" style:font-size-complex="10pt"/>
    </style:style>
    <style:style style:name="Heading_20_3" style:display-name="Heading 3" style:family="paragraph" style:parent-style-name="Heading" style:next-style-name="Text_20_body" style:list-style-name="Numbering_20_2" style:class="text">
      <style:paragraph-properties fo:margin-top="0.0972in" fo:margin-bottom="0.0835in" loext:contextual-spacing="false" fo:text-align="start" style:justify-single-word="false" style:writing-mode="lr-tb"/>
      <style:text-properties fo:font-size="12pt" fo:font-weight="bold" style:font-size-asian="10.5pt" style:font-weight-asian="bold" style:font-size-complex="12pt" style:font-weight-complex="bold"/>
    </style:style>
    <style:style style:name="Heading_20_4" style:display-name="Heading 4" style:family="paragraph" style:parent-style-name="Heading" style:next-style-name="Text_20_body"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text-properties style:font-name="Liberation Sans1" fo:font-family="'Liberation Sans'" style:font-style-name="Gras" style:font-family-generic="swiss" style:font-pitch="variable" fo:font-size="18pt" fo:font-weight="bold"/>
    </style:style>
    <style:style style:name="Contents_20_1" style:display-name="Contents 1" style:family="paragraph" style:parent-style-name="Index" style:class="index">
      <style:paragraph-properties fo:line-height="200%" style:writing-mode="lr-tb"/>
      <style:text-properties style:font-name="Liberation Sans2" fo:font-family="'Liberation Sans'" style:font-style-name="Gras" style:font-pitch="variable" fo:font-weight="bold"/>
    </style:style>
    <style:style style:name="Contents_20_2" style:display-name="Contents 2" style:family="paragraph" style:parent-style-name="Index" style:class="index">
      <style:paragraph-properties fo:line-height="200%" style:writing-mode="lr-tb"/>
      <style:text-properties style:font-name="Liberation Sans3" fo:font-family="'Liberation Sans'" style:font-style-name="Normal" style:font-pitch="variable"/>
    </style:style>
    <style:style style:name="Contents_20_3" style:display-name="Contents 3" style:family="paragraph" style:parent-style-name="Index" style:class="index">
      <style:paragraph-properties fo:line-height="200%"/>
    </style:style>
    <style:style style:name="Contents_20_4" style:display-name="Contents 4" style:family="paragraph" style:parent-style-name="Index" style:class="index">
      <style:paragraph-properties fo:line-height="200%"/>
    </style:style>
    <style:style style:name="Annexe" style:family="paragraph" style:parent-style-name="Heading_20_1" style:default-outline-level="1" style:list-style-name="Outline">
      <style:paragraph-properties style:writing-mode="page"/>
    </style:style>
    <style:style style:name="Horizontal_20_Line" style:display-name="Horizontal Line" style:family="paragraph" style:parent-style-name="Standard" style:class="html"/>
    <style:style style:name="Quotations" style:family="paragraph" style:parent-style-name="Standard" style:class="html" style:master-page-name="">
      <loext:graphic-properties draw:fill="none" draw:fill-color="#729fcf"/>
      <style:paragraph-properties fo:margin-left="0in" fo:margin-right="0in" fo:text-align="justify" style:justify-single-word="false" fo:text-indent="0.5902in" style:auto-text-indent="false" style:page-number="auto" fo:background-color="transparent" style:shadow="none">
        <style:tab-stops/>
        <style:drop-cap style:lines="2" style:length="3" style:distance="0.1181in"/>
      </style:paragraph-properties>
      <style:text-properties fo:font-size="12pt" fo:font-style="italic" style:font-size-asian="10.5pt"/>
    </style:style>
    <style:style style:name="Footnote" style:family="paragraph" style:parent-style-name="Standard" style:class="extra">
      <style:paragraph-properties style:writing-mode="lr-tb"/>
      <style:text-properties style:font-name="Liberation Sans3" fo:font-family="'Liberation Sans'" style:font-style-name="Normal"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Drop_20_Caps" style:display-name="Drop Cap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Definition" style:family="text"/>
    <style:style style:name="Vertical_20_Numbering_20_Symbols" style:display-name="Vertical Numbering Symbols"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A">
        <style:list-level-properties text:list-level-position-and-space-mode="label-alignment">
          <style:list-level-label-alignment text:label-followed-by="listtab"/>
        </style:list-level-properties>
      </text:outline-level-style>
      <text:outline-level-style text:level="3" style:num-format="A">
        <style:list-level-properties text:list-level-position-and-space-mode="label-alignment">
          <style:list-level-label-alignment text:label-followed-by="listtab"/>
        </style:list-level-properties>
      </text:outline-level-style>
      <text:outline-level-style text:level="4" style:num-format="A">
        <style:list-level-properties text:list-level-position-and-space-mode="label-alignment">
          <style:list-level-label-alignment text:label-followed-by="listtab"/>
        </style:list-level-properties>
      </text:outline-level-style>
      <text:outline-level-style text:level="5" style:num-format="A">
        <style:list-level-properties text:list-level-position-and-space-mode="label-alignment">
          <style:list-level-label-alignment text:label-followed-by="listtab"/>
        </style:list-level-properties>
      </text:outline-level-style>
      <text:outline-level-style text:level="6" style:num-format="A">
        <style:list-level-properties text:list-level-position-and-space-mode="label-alignment">
          <style:list-level-label-alignment text:label-followed-by="listtab"/>
        </style:list-level-properties>
      </text:outline-level-style>
      <text:outline-level-style text:level="7" style:num-format="A">
        <style:list-level-properties text:list-level-position-and-space-mode="label-alignment">
          <style:list-level-label-alignment text:label-followed-by="listtab"/>
        </style:list-level-properties>
      </text:outline-level-style>
      <text:outline-level-style text:level="8" style:num-format="A">
        <style:list-level-properties text:list-level-position-and-space-mode="label-alignment">
          <style:list-level-label-alignment text:label-followed-by="listtab"/>
        </style:list-level-properties>
      </text:outline-level-style>
      <text:outline-level-style text:level="9" style:num-format="A">
        <style:list-level-properties text:list-level-position-and-space-mode="label-alignment">
          <style:list-level-label-alignment text:label-followed-by="listtab"/>
        </style:list-level-properties>
      </text:outline-level-style>
      <text:outline-level-style text:level="10" style:num-format="A">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FIGURE " style:num-format="1">
        <style:list-level-properties text:list-level-position-and-space-mode="label-alignment">
          <style:list-level-label-alignment text:label-followed-by="listtab" text:list-tab-stop-position="0.2in" fo:text-indent="-0.1in" fo:margin-left="0.1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7874in" fo:margin-left="0.7874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7866in" fo:margin-left="0.7866in"/>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BasDPage" style:family="table">
      <style:table-properties style:width="6.6931in" fo:break-before="auto" fo:break-after="auto" table:align="margins" fo:keep-with-next="auto" style:may-break-between-rows="true" table:border-model="collapsing"/>
    </style:style>
    <style:style style:name="BasDPage.A" style:family="table-column">
      <style:table-column-properties style:column-width="3.3465in" style:rel-column-width="32767*"/>
    </style:style>
    <style:style style:name="BasDPage.B" style:family="table-column">
      <style:table-column-properties style:column-width="3.3465in" style:rel-column-width="32768*"/>
    </style:style>
    <style:style style:name="BasDPage.1" style:family="table-row">
      <style:table-row-properties fo:keep-together="auto"/>
    </style:style>
    <style:style style:name="BasDPage.A1" style:family="table-cell">
      <style:table-cell-properties fo:background-color="transparent" fo:padding="0.0382in" fo:border-left="none" fo:border-right="none" fo:border-top="0.5pt solid #000000" fo:border-bottom="none" style:writing-mode="page">
        <style:background-image/>
      </style:table-cell-properties>
    </style:style>
    <style:style style:name="MP1" style:family="paragraph" style:parent-style-name="Header">
      <style:text-properties fo:font-size="10pt" fo:font-style="italic" officeooo:rsid="00226e8a" officeooo:paragraph-rsid="0013aab8" style:font-size-asian="10pt" style:font-style-asian="italic" style:font-size-complex="10pt" style:font-style-complex="italic"/>
    </style:style>
    <style:style style:name="MP2" style:family="paragraph" style:parent-style-name="Header">
      <style:paragraph-properties fo:break-before="page"/>
      <style:text-properties fo:font-size="10pt" fo:font-style="italic" officeooo:rsid="00040e31" officeooo:paragraph-rsid="00d95992" style:font-size-asian="10pt" style:font-style-asian="italic" style:font-size-complex="10pt" style:font-style-complex="italic"/>
    </style:style>
    <style:style style:name="MP3" style:family="paragraph" style:parent-style-name="Header">
      <style:text-properties fo:font-size="10pt" fo:font-style="italic" officeooo:rsid="001eba91" officeooo:paragraph-rsid="00c3739d" style:font-size-asian="10pt" style:font-style-asian="italic" style:font-size-complex="10pt" style:font-style-complex="italic"/>
    </style:style>
    <style:style style:name="MP4" style:family="paragraph" style:parent-style-name="Header">
      <style:paragraph-properties fo:text-align="start" style:justify-single-word="false"/>
      <style:text-properties fo:font-size="10pt" fo:font-style="italic" officeooo:rsid="00226e8a" officeooo:paragraph-rsid="00c3739d" style:font-size-asian="10pt" style:font-style-asian="italic" style:font-size-complex="10pt" style:font-style-complex="italic"/>
    </style:style>
    <style:style style:name="MP5" style:family="paragraph" style:parent-style-name="Header">
      <style:paragraph-properties fo:text-align="end" style:justify-single-word="false"/>
      <style:text-properties fo:font-size="10pt" fo:font-style="italic" officeooo:rsid="0019aab4" officeooo:paragraph-rsid="00c3739d" style:font-size-asian="10pt" style:font-style-asian="italic" style:font-size-complex="10pt" style:font-style-complex="italic"/>
    </style:style>
    <style:style style:name="MP6" style:family="paragraph" style:parent-style-name="Footer">
      <style:paragraph-properties fo:text-align="center" style:justify-single-word="false"/>
      <style:text-properties fo:font-weight="normal" style:font-weight-asian="normal" style:font-weight-complex="normal"/>
    </style:style>
    <style:style style:name="MP7" style:family="paragraph" style:parent-style-name="Header">
      <style:text-properties fo:font-size="10pt" fo:font-style="italic" officeooo:rsid="00d95992" officeooo:paragraph-rsid="00d95992" style:font-size-asian="10pt" style:font-style-asian="italic" style:font-size-complex="10pt" style:font-style-complex="italic"/>
    </style:style>
    <style:style style:name="MP8" style:family="paragraph" style:parent-style-name="Header">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1eba91"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9" style:family="paragraph" style:parent-style-name="Header">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26e8a" officeooo:paragraph-rsid="00c9578b" style:font-size-asian="10pt" style:font-style-asian="italic" style:font-weight-asian="normal" style:font-size-complex="10pt" style:font-style-complex="italic" style:font-weight-complex="normal" style:text-overline-style="none" style:text-overline-color="font-color"/>
    </style:style>
    <style:style style:name="MP10" style:family="paragraph" style:parent-style-name="Header">
      <style:text-properties fo:font-size="10pt" fo:font-style="italic" officeooo:rsid="00226e8a" officeooo:paragraph-rsid="00d1daa0" style:font-size-asian="10pt" style:font-style-asian="italic" style:font-size-complex="10pt" style:font-style-complex="italic"/>
    </style:style>
    <style:style style:name="MP11" style:family="paragraph" style:parent-style-name="Header">
      <style:paragraph-properties fo:break-before="page"/>
      <style:text-properties fo:font-size="10pt" fo:font-style="italic" officeooo:rsid="00040e31" officeooo:paragraph-rsid="00d9347a" style:font-size-asian="10pt" style:font-style-asian="italic" style:font-size-complex="10pt" style:font-style-complex="italic"/>
    </style:style>
    <style:style style:name="MP12" style:family="paragraph" style:parent-style-name="Header">
      <style:text-properties fo:font-size="10pt" fo:font-style="italic" officeooo:rsid="001eba91" officeooo:paragraph-rsid="00d1daa0" style:font-size-asian="10pt" style:font-style-asian="italic" style:font-size-complex="10pt" style:font-style-complex="italic"/>
    </style:style>
    <style:style style:name="MP13" style:family="paragraph" style:parent-style-name="Header">
      <style:paragraph-properties fo:text-align="start" style:justify-single-word="false"/>
      <style:text-properties fo:font-size="10pt" fo:font-style="italic" officeooo:rsid="00226e8a" officeooo:paragraph-rsid="00d1daa0" style:font-size-asian="10pt" style:font-style-asian="italic" style:font-size-complex="10pt" style:font-style-complex="italic"/>
    </style:style>
    <style:style style:name="MP14" style:family="paragraph" style:parent-style-name="Header">
      <style:paragraph-properties fo:text-align="end" style:justify-single-word="false"/>
      <style:text-properties fo:font-size="10pt" fo:font-style="italic" officeooo:rsid="0019aab4" officeooo:paragraph-rsid="00d1daa0" style:font-size-asian="10pt" style:font-style-asian="italic" style:font-size-complex="10pt" style:font-style-complex="italic"/>
    </style:style>
    <style:style style:name="MP15" style:family="paragraph" style:parent-style-name="Header">
      <style:paragraph-properties fo:text-align="end" style:justify-single-word="false"/>
      <style:text-properties officeooo:paragraph-rsid="00d1daa0"/>
    </style:style>
    <style:style style:name="MT1" style:family="text">
      <style:text-properties officeooo:rsid="0023544e"/>
    </style:style>
    <style:style style:name="MT2" style:family="text">
      <style:text-properties officeooo:rsid="00d9347a"/>
    </style:style>
    <style:style style:name="MT3" style:family="text">
      <style:text-properties officeooo:rsid="00d95992"/>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MSect1"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2">
          <text:p text:style-name="MP1">Bruce R<text:span text:style-name="MT1">OSE</text:span> 3700694</text:p>
          <text:p text:style-name="MP2"><text:span text:style-name="MT2">Elies </text:span>BENMANSOUR 3504377</text:p>
          <text:p text:style-name="MP3"/>
          <text:p text:style-name="MP4"/>
          <text:p text:style-name="MP4"/>
          <text:p text:style-name="MP4"><draw:frame draw:style-name="Mfr1" draw:name="Image17" text:anchor-type="char" svg:width="2.2744in" style:rel-width="70%" svg:height="0.9189in" style:rel-height="100%" draw:z-index="8"><draw:image xlink:href="Pictures/10000201000006570000028C6E3A44560908B9F3.png" xlink:type="simple" xlink:show="embed" xlink:actuate="onLoad" loext:mime-type="image/png"/></draw:frame></text:p>
          <text:p text:style-name="MP5"/>
          <text:p text:style-name="MP5"/>
          <text:p text:style-name="MP5"/>
          <text:p text:style-name="MP5"/>
        </text:section>
      </style:header>
      <style:footer>
        <text:p text:style-name="MP6"><text:page-number text:select-page="current">10</text:page-number><text:s/>/ <text:page-count>10</text:page-count></text:p>
        <table:table table:name="BasDPage" table:style-name="BasDPage">
          <table:table-column table:style-name="BasDPage.A"/>
          <table:table-column table:style-name="BasDPage.B"/>
          <table:table-row table:style-name="BasDPage.1">
            <table:table-cell table:style-name="BasDPage.A1" office:value-type="string">
              <text:p text:style-name="MP7">2I006</text:p>
              <text:p text:style-name="MP8">Projet : <text:span text:style-name="MT3">Problème de Via Minimization</text:span> – Rapport de Bruce Rose et <text:span text:style-name="MT3">Elies Benmansour</text:span></text:p>
            </table:table-cell>
            <table:table-cell table:style-name="BasDPage.A1" office:value-type="string">
              <text:p text:style-name="MP9"><text:span text:style-name="MT3">15/04</text:span>/2019</text:p>
            </table:table-cell>
          </table:table-row>
        </table:table>
        <text:p text:style-name="MP6"/>
      </style:footer>
    </style:master-page>
    <style:master-page style:name="First_20_Page" style:display-name="First Page" style:page-layout-name="Mpm2" style:next-style-name="Standard">
      <style:header>
        <text:section text:style-name="MSect1" text:name="Section3">
          <text:p text:style-name="MP10">Bruce R<text:span text:style-name="MT1">OSE</text:span> 3700694</text:p>
          <text:p text:style-name="MP11"><text:span text:style-name="MT2">Elies </text:span>BENMANSOUR 3504377</text:p>
          <text:p text:style-name="MP12"/>
          <text:p text:style-name="MP13"/>
          <text:p text:style-name="MP13"/>
          <text:p text:style-name="MP13"><draw:frame draw:style-name="Mfr1" draw:name="Image18" text:anchor-type="char" svg:width="2.2744in" style:rel-width="70%" svg:height="0.9189in" style:rel-height="100%" draw:z-index="9"><draw:image xlink:href="Pictures/10000201000006570000028C6E3A44560908B9F3.png" xlink:type="simple" xlink:show="embed" xlink:actuate="onLoad" loext:mime-type="image/png"/></draw:frame></text:p>
          <text:p text:style-name="MP14"/>
          <text:p text:style-name="MP14"/>
          <text:p text:style-name="MP15"/>
        </text:section>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0:09:07.037728314</meta:creation-date>
    <meta:generator>LibreOffice/6.0.7.3$Linux_X86_64 LibreOffice_project/00m0$Build-3</meta:generator>
    <dc:date>2019-04-17T13:55:27.028941672</dc:date>
    <meta:editing-duration>PT13H6M42S</meta:editing-duration>
    <meta:editing-cycles>267</meta:editing-cycles>
    <meta:document-statistic meta:table-count="3" meta:image-count="2" meta:object-count="0" meta:page-count="10" meta:paragraph-count="129" meta:word-count="1943" meta:character-count="11852" meta:non-whitespace-character-count="10048"/>
  </office:meta>
</office:document-meta>
</file>